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cm" svg:height="0.5cm" svg:x="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9" draw:layer="layout" svg:width="1cm" svg:height="0.5cm" svg:x="8cm" svg:y="4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11" draw:layer="layout" svg:width="1cm" svg:height="0.5cm" svg:x="9cm" svg:y="4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10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1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0.5cm" svg:x="12cm" svg:y="4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13" draw:layer="layout" svg:width="1cm" svg:height="0.5cm" svg:x="13cm" svg:y="4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1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3" draw:layer="layout" svg:width="1cm" svg:height="0.5cm" svg:x="5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7" draw:layer="layout" svg:width="1cm" svg:height="0.5cm" svg:x="5cm" svg:y="4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6" draw:layer="layout" svg:width="1cm" svg:height="0.5cm" svg:x="5.5cm" svg:y="2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id="id15" draw:layer="layout" svg:width="1cm" svg:height="0.5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" draw:layer="layout" svg:width="1cm" svg:height="0.5cm" svg:x="7.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8" draw:layer="layout" svg:width="1cm" svg:height="0.5cm" svg:x="7.5cm" svg:y="2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" draw:layer="layout" svg:width="1cm" svg:height="0.5cm" svg:x="9.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10" draw:layer="layout" svg:width="1cm" svg:height="0.5cm" svg:x="9.5cm" svg:y="2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4" draw:layer="layout" svg:width="1cm" svg:height="0.5cm" svg:x="11.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12" draw:layer="layout" svg:width="1cm" svg:height="0.5cm" svg:x="11.5cm" svg:y="2cm"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5" draw:layer="layout" svg:width="1cm" svg:height="0.5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14" draw:layer="layout" svg:width="1cm" svg:height="0.5cm" svg:x="13.5cm" svg:y="2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.5cm" svg:y1="1.75cm" svg:x2="9.5cm" svg:y2="1.75cm" draw:start-shape="id1" draw:start-glue-point="1" draw:end-shape="id2" draw:end-glue-point="3" svg:d="m8500 1750h1000">
          <text:p/>
        </draw:connector>
        <draw:connector draw:style-name="gr7" draw:text-style-name="P2" draw:layer="layout" svg:x1="6.5cm" svg:y1="1.75cm" svg:x2="7.5cm" svg:y2="1.75cm" draw:start-shape="id3" draw:start-glue-point="1" draw:end-shape="id1" draw:end-glue-point="3" svg:d="m6500 1750h1000">
          <text:p/>
        </draw:connector>
        <draw:connector draw:style-name="gr7" draw:text-style-name="P2" draw:layer="layout" svg:x1="10.5cm" svg:y1="1.75cm" svg:x2="11.5cm" svg:y2="1.75cm" draw:start-shape="id2" draw:start-glue-point="1" draw:end-shape="id4" draw:end-glue-point="3" svg:d="m10500 1750h1000">
          <text:p/>
        </draw:connector>
        <draw:connector draw:style-name="gr7" draw:text-style-name="P2" draw:layer="layout" svg:x1="12.5cm" svg:y1="1.75cm" svg:x2="13.5cm" svg:y2="1.75cm" draw:start-shape="id4" draw:start-glue-point="1" draw:end-shape="id5" draw:end-glue-point="3" svg:d="m12500 1750h1000">
          <text:p/>
        </draw:connector>
        <draw:connector draw:style-name="gr7" draw:text-style-name="P1" draw:layer="layout" draw:type="line" svg:x1="6cm" svg:y1="2.5cm" svg:x2="5.5cm" svg:y2="4cm" draw:start-shape="id6" draw:start-glue-point="2" draw:end-shape="id7" draw:end-glue-point="0" svg:d="m6000 2500-500 1500">
          <text:p/>
        </draw:connector>
        <draw:connector draw:style-name="gr7" draw:text-style-name="P1" draw:layer="layout" draw:type="line" svg:x1="8cm" svg:y1="2.5cm" svg:x2="8.5cm" svg:y2="4cm" draw:start-shape="id8" draw:start-glue-point="2" draw:end-shape="id9" draw:end-glue-point="0" svg:d="m8000 2500 500 1500">
          <text:p/>
        </draw:connector>
        <draw:connector draw:style-name="gr7" draw:text-style-name="P1" draw:layer="layout" draw:type="line" svg:x1="10cm" svg:y1="2.5cm" svg:x2="9.5cm" svg:y2="4cm" draw:start-shape="id10" draw:start-glue-point="2" draw:end-shape="id11" draw:end-glue-point="0" svg:d="m10000 2500-500 1500">
          <text:p/>
        </draw:connector>
        <draw:connector draw:style-name="gr7" draw:text-style-name="P1" draw:layer="layout" draw:type="line" svg:x1="12cm" svg:y1="2.5cm" svg:x2="13.5cm" svg:y2="4cm" draw:start-shape="id12" draw:start-glue-point="2" draw:end-shape="id13" draw:end-glue-point="0" svg:d="m12000 2500 1500 1500">
          <text:p/>
        </draw:connector>
        <draw:connector draw:style-name="gr7" draw:text-style-name="P1" draw:layer="layout" draw:type="line" svg:x1="14cm" svg:y1="2.5cm" svg:x2="15.5cm" svg:y2="4cm" draw:start-shape="id14" draw:start-glue-point="2" draw:end-shape="id15" draw:end-glue-point="0" svg:d="m14000 2500 1500 1500">
          <text:p/>
        </draw:connector>
        <draw:custom-shape draw:style-name="gr8" draw:text-style-name="P1" draw:id="id16" draw:layer="layout" svg:width="1cm" svg:height="0.5cm" svg:x="15.5cm" svg:y="1.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4.5cm" svg:y1="1.75cm" svg:x2="15.5cm" svg:y2="1.75cm" draw:start-shape="id5" draw:start-glue-point="1" draw:end-shape="id16" draw:end-glue-point="3" svg:d="m14500 1750h1000">
          <text:p/>
        </draw:connector>
        <draw:custom-shape draw:style-name="gr9" draw:text-style-name="P2" draw:id="id17" draw:layer="layout" svg:width="2cm" svg:height="0.5cm" svg:x="2.5cm" svg:y="1.5cm">
          <text:p text:style-name="P2">freeLi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5cm" svg:y1="1.75cm" svg:x2="5.5cm" svg:y2="1.75cm" draw:start-shape="id17" draw:start-glue-point="1" draw:end-shape="id3" draw:end-glue-point="3" svg:d="m4500 17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9:25:28</meta:creation-date>
    <dc:date>2011-01-09T19:59:12</dc:date>
    <dc:creator>Martin József</dc:creator>
    <meta:editing-duration>PT00H18M12S</meta:editing-duration>
    <meta:editing-cycles>2</meta:editing-cycles>
    <meta:generator>OpenOffice.org/3.2$Linux OpenOffice.org_project/320m12$Build-9483</meta:generator>
    <meta:document-statistic meta:object-count="40"/>
  </office:meta>
</office:document-meta>
</file>